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3" svg:font-family="FreeSans" style:font-pitch="variable"/>
    <style:font-face style:name="FreeSans1" svg:font-family="FreeSans, 'Times New Roman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style="italic" fo:font-weight="normal" officeooo:paragraph-rsid="00126838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ru" fo:country="RU" fo:font-weight="bold" officeooo:paragraph-rsid="0012683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ru" fo:country="RU" fo:font-weight="bold" officeooo:rsid="0012edfa" officeooo:paragraph-rsid="0012edf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normal" officeooo:paragraph-rsid="0012683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ru" fo:country="RU" fo:font-weight="normal" officeooo:rsid="0012edfa" officeooo:paragraph-rsid="0012edfa" style:font-size-asian="14pt" style:font-weight-asian="normal" style:font-size-complex="14pt" style:font-weight-complex="normal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paragraph-properties fo:text-align="center" style:justify-single-word="false"/>
      <style:text-properties fo:font-weight="normal" officeooo:paragraph-rsid="0012683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italic" fo:font-weight="bold" officeooo:paragraph-rsid="00126838" style:font-name-asian="Times New Roman1" style:font-size-asian="14pt" style:language-asian="ru" style:country-asian="RU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officeooo:paragraph-rsid="00126838"/>
    </style:style>
    <style:style style:name="P12" style:family="paragraph" style:parent-style-name="Standard">
      <style:text-properties officeooo:paragraph-rsid="0015d81f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officeooo:paragraph-rsid="00126838" style:font-name-asian="Times New Roman1" style:font-size-asian="14pt" style:language-asian="ru" style:country-asian="RU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officeooo:paragraph-rsid="00126838" style:font-name-asian="Times New Roman1" style:font-size-asian="14pt" style:language-asian="ru" style:country-asian="RU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officeooo:paragraph-rsid="00126838" style:font-name-asian="Times New Roman1" style:font-size-asian="14pt" style:language-asian="ru" style:country-asian="RU" style:font-size-complex="14pt" style:font-weight-complex="bold"/>
    </style:style>
    <style:style style:name="P16" style:family="paragraph" style:parent-style-name="Standard">
      <style:paragraph-properties fo:margin-left="2.4583in" fo:margin-right="0in" fo:margin-top="0in" fo:margin-bottom="0in" loext:contextual-spacing="false" fo:text-align="end" style:justify-single-word="false" fo:text-indent="0in" style:auto-text-indent="false"/>
      <style:text-properties style:font-name="Times New Roman" fo:font-size="14pt" officeooo:paragraph-rsid="00126838" style:font-name-asian="Times New Roman1" style:font-size-asian="14pt" style:language-asian="ru" style:country-asian="RU" style:font-size-complex="14pt" style:font-weight-complex="bold"/>
    </style:style>
    <style:style style:name="P17" style:family="paragraph" style:parent-style-name="Standard">
      <style:paragraph-properties fo:margin-left="2.4583in" fo:margin-right="0in" fo:margin-top="0in" fo:margin-bottom="0in" loext:contextual-spacing="false" fo:text-align="end" style:justify-single-word="false" fo:text-indent="0in" style:auto-text-indent="false"/>
      <style:text-properties officeooo:paragraph-rsid="00126838"/>
    </style:style>
    <style:style style:name="P18" style:family="paragraph" style:parent-style-name="Standard">
      <style:paragraph-properties fo:margin-left="2.8547in" fo:margin-right="0in" fo:margin-top="0in" fo:margin-bottom="0in" loext:contextual-spacing="false" fo:text-indent="0in" style:auto-text-indent="false"/>
      <style:text-properties style:font-name="Times New Roman" fo:font-size="14pt" officeooo:paragraph-rsid="00126838" style:font-name-asian="Times New Roman1" style:font-size-asian="14pt" style:language-asian="ru" style:country-asian="RU" style:font-size-complex="14pt" style:font-weight-complex="bold"/>
    </style:style>
    <style:style style:name="P19" style:family="paragraph" style:parent-style-name="Standard">
      <style:paragraph-properties fo:margin-left="4.9165in" fo:margin-right="0in" fo:margin-top="0in" fo:margin-bottom="0in" loext:contextual-spacing="false" fo:text-align="end" style:justify-single-word="false" fo:text-indent="0in" style:auto-text-indent="false"/>
      <style:text-properties style:font-name="Times New Roman" fo:font-size="14pt" officeooo:paragraph-rsid="00126838" style:font-name-asian="Times New Roman1" style:font-size-asian="14pt" style:language-asian="ru" style:country-asian="RU" style:font-size-complex="14pt" style:font-weight-complex="bold"/>
    </style:style>
    <style:style style:name="P20" style:family="paragraph" style:parent-style-name="Standard">
      <style:paragraph-properties fo:margin-left="0in" fo:margin-right="2.6571in" fo:margin-top="0in" fo:margin-bottom="0in" loext:contextual-spacing="false" fo:text-align="end" style:justify-single-word="false" fo:text-indent="0in" style:auto-text-indent="false"/>
      <style:text-properties style:font-name="Times New Roman" fo:font-size="14pt" officeooo:paragraph-rsid="00126838" style:font-name-asian="Times New Roman1" style:font-size-asian="14pt" style:language-asian="ru" style:country-asian="RU" style:font-size-complex="14pt" style:font-weight-complex="bold"/>
    </style:style>
    <style:style style:name="P21" style:family="paragraph" style:parent-style-name="Standard">
      <style:paragraph-properties fo:margin-left="0in" fo:margin-right="2.7555in" fo:margin-top="0in" fo:margin-bottom="0in" loext:contextual-spacing="false" fo:text-align="end" style:justify-single-word="false" fo:text-indent="0in" style:auto-text-indent="false"/>
      <style:text-properties style:font-name="Times New Roman" fo:font-size="14pt" officeooo:paragraph-rsid="00126838" style:font-name-asian="Times New Roman1" style:font-size-asian="14pt" style:language-asian="ru" style:country-asian="RU" style:font-size-complex="14pt" style:font-weight-complex="bold"/>
    </style:style>
    <style:style style:name="P22" style:family="paragraph" style:parent-style-name="Standard">
      <style:paragraph-properties fo:margin-left="0in" fo:margin-right="-0.0008in" fo:margin-top="0in" fo:margin-bottom="0in" loext:contextual-spacing="false" fo:text-align="end" style:justify-single-word="false" fo:text-indent="0in" style:auto-text-indent="false">
        <style:tab-stops>
          <style:tab-stop style:position="6.4965in"/>
        </style:tab-stops>
      </style:paragraph-properties>
      <style:text-properties fo:font-size="14pt" fo:language="ru" fo:country="RU" officeooo:paragraph-rsid="00126838" style:font-size-asian="14pt" style:font-size-complex="14pt"/>
    </style:style>
    <style:style style:name="P23" style:family="paragraph" style:parent-style-name="Standard">
      <style:paragraph-properties fo:break-before="page"/>
      <style:text-properties fo:font-size="14pt" fo:language="ru" fo:country="RU" fo:font-weight="bold" officeooo:paragraph-rsid="0012683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break-before="page"/>
      <style:text-properties fo:font-size="14pt" fo:language="ru" fo:country="RU" fo:font-weight="bold" officeooo:rsid="0012edfa" officeooo:paragraph-rsid="0012edf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ru" fo:country="RU" officeooo:rsid="0016f878" officeooo:paragraph-rsid="0016f878" style:font-name-asian="Times New Roman1" style:font-size-asian="14pt" style:language-asian="ru" style:country-asian="RU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officeooo:paragraph-rsid="0016f878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font-style="italic" fo:font-weight="bold" officeooo:paragraph-rsid="0016f878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officeooo:paragraph-rsid="0016f87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paragraph-rsid="0016f878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6f878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officeooo:rsid="00126838" style:font-size-asian="14pt" style:font-size-complex="14pt"/>
    </style:style>
    <style:style style:name="T4" style:family="text">
      <style:text-properties fo:font-size="14pt" fo:language="ru" fo:country="RU" officeooo:rsid="0015d81f" style:font-size-asian="14pt" style:font-size-complex="14pt"/>
    </style:style>
    <style:style style:name="T5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officeooo:rsid="000833cf"/>
    </style:style>
    <style:style style:name="T11" style:family="text">
      <style:text-properties style:font-name="Times New Roman" fo:font-size="14pt" fo:language="en" fo:country="US" style:font-name-asian="Times New Roman1" style:font-size-asian="14pt" style:language-asian="ru" style:country-asian="RU" style:font-size-complex="14pt" style:font-weight-complex="bold"/>
    </style:style>
    <style:style style:name="T12" style:family="text">
      <style:text-properties style:font-name="Times New Roman" fo:font-size="14pt" style:font-name-asian="Times New Roman1" style:font-size-asian="14pt" style:language-asian="ru" style:country-asian="RU" style:font-size-complex="14pt" style:font-weight-complex="bold"/>
    </style:style>
    <style:style style:name="T13" style:family="text">
      <style:text-properties style:font-name="Times New Roman" style:font-name-asian="Times New Roman1" style:language-asian="ru" style:country-asian="RU" style:font-weight-complex="bold"/>
    </style:style>
    <style:style style:name="T14" style:family="text">
      <style:text-properties style:font-name="Times New Roman" officeooo:rsid="00061406" style:font-name-asian="Times New Roman1" style:language-asian="ru" style:country-asian="RU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6f8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Университет ИТМО</text:p>
      <text:p text:style-name="P26">Кафедра фотоники и оптоинформатики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9"><text:span text:style-name="T9">Лабораторная работа 2</text:span></text:p>
      <text:p text:style-name="P27"/>
      <text:p text:style-name="P27">Разностная схема. <text:s/>Метод FDTD – простейшая реализация.</text:p>
      <text:p text:style-name="P28"/>
      <text:p text:style-name="P28"/>
      <text:p text:style-name="P28"/>
      <text:p text:style-name="P28"/>
      <text:p text:style-name="P26">Выполнил<text:span text:style-name="T16">а</text:span>: <text:s/><text:span text:style-name="T16">Н.Ю. Екимова</text:span></text:p>
      <text:p text:style-name="P26"/>
      <text:p text:style-name="P26">Группа <text:span text:style-name="T16">v4102</text:span></text:p>
      <text:p text:style-name="P26">Преподаватель: Д. Р. Гулевич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Санкт-Петербург</text:p>
      <text:p text:style-name="P26">2018</text:p>
      <text:p text:style-name="P25"/>
      <text:p text:style-name="P4"><text:soft-page-break/><text:tab/>Цель работы: </text:p>
      <text:p text:style-name="P11"><text:span text:style-name="T3"><text:tab/>Н</text:span><text:span text:style-name="T2">аучиться дискретизировать непрерывную задачу математической физики, строить разностные схемы, устанавливать источник погрешности и исследовать устойчивость разностной схемы, визуализировать результаты расчетов в виде анимации.</text:span></text:p>
      <text:p text:style-name="P8"/>
      <text:p text:style-name="P1"/>
      <text:p text:style-name="P3"><text:tab/>Задачи:</text:p>
      <text:p text:style-name="P1"/>
      <text:p text:style-name="Standard"><text:span text:style-name="T2">1. Решить задачу об одномерном движении точки в поле тяготения вблизи поверхности Земли (вдоль оси </text:span><text:span text:style-name="T1">y</text:span><text:span text:style-name="T2">) пользуясь несколькими методами решения обыкновенных дифференциальных уравнений. Сделать анимацию для шарика на основе данного примера: </text:span><text:span text:style-name="T1">particle</text:span><text:span text:style-name="T2">-</text:span><text:span text:style-name="T1">animation</text:span><text:span text:style-name="T2">.</text:span><text:span text:style-name="T1">py</text:span><text:span text:style-name="T2">.</text:span></text:p>
      <text:p text:style-name="P1"/>
      <text:p text:style-name="P1">2. В задаче 1 для шарика ввести отскок от нижней границы, предполагая (а) упругое и (б) неупругое столкновение.</text:p>
      <text:p text:style-name="P1"/>
      <text:p text:style-name="Standard"><text:span text:style-name="T2">3. Обобщить задачу 2 на двумерный случай с учетом движения как поперек( по оси </text:span><text:span text:style-name="T1">y</text:span><text:span text:style-name="T2">) <text:s/>так и вдоль <text:s/>(по оси </text:span><text:span text:style-name="T1">x</text:span><text:span text:style-name="T2">) поверхности Земли</text:span></text:p>
      <text:p text:style-name="P3"/>
      <text:p text:style-name="P5"/>
      <text:p text:style-name="P5"/>
      <text:p text:style-name="P24"><text:tab/>Задача 1. Падение шарика по оси У.</text:p>
      <text:p text:style-name="P7"/>
      <text:p text:style-name="P7">import numpy as np</text:p>
      <text:p text:style-name="P7">import matplotlib.pyplot as plt</text:p>
      <text:p text:style-name="P7">import matplotlib.animation as animation</text:p>
      <text:p text:style-name="P7"/>
      <text:p text:style-name="P7">fig, ax = plt.subplots()</text:p>
      <text:p text:style-name="P7"/>
      <text:p text:style-name="P7">circle, = ax.plot([], [], 'bo', ms=20)</text:p>
      <text:p text:style-name="P7">ppoint = np.array([5000.,9000.]) </text:p>
      <text:p text:style-name="P7">speed = np.array([0.,0.]) </text:p>
      <text:p text:style-name="P7"/>
      <text:p text:style-name="P7">def init():</text:p>
      <text:p text:style-name="P7"><text:s text:c="4"/>ax.set_xlim([0., 10000.])</text:p>
      <text:p text:style-name="P7"><text:s text:c="4"/>ax.set_ylim([0., 10000.])</text:p>
      <text:p text:style-name="P7"><text:s text:c="4"/>return circle, </text:p>
      <text:p text:style-name="P7"/>
      <text:p text:style-name="P7">g = 9.8</text:p>
      <text:p text:style-name="P7">def Euler(point,speed, g): <text:s text:c="10"/></text:p>
      <text:p text:style-name="P7"><text:s text:c="4"/>point[1] = point[1] + speed[1] * 0.5</text:p>
      <text:p text:style-name="P7"><text:s text:c="4"/>speed[1] = speed[1] - g</text:p>
      <text:p text:style-name="P7"><text:s text:c="4"/>return point</text:p>
      <text:p text:style-name="P7"/>
      <text:p text:style-name="P7">h = 0.5</text:p>
      <text:p text:style-name="P7">def RungeKutta(point, speed, h, g):</text:p>
      <text:p text:style-name="P7"><text:s text:c="4"/>k1 = speed [1]</text:p>
      <text:p text:style-name="P7"><text:s text:c="4"/>k2 = speed [1] - g</text:p>
      <text:p text:style-name="P7"><text:s text:c="4"/>point[1] = point[1] + h * (k1 + k2) * 0.5</text:p>
      <text:p text:style-name="P7"><text:s text:c="4"/>speed[1] = speed[1] - 9.8</text:p>
      <text:p text:style-name="P7"><text:s text:c="4"/>return point</text:p>
      <text:p text:style-name="P7"/>
      <text:p text:style-name="P7">def updatefig(frame):</text:p>
      <text:p text:style-name="P7"><text:s text:c="4"/>#Euler(point,speed, g)</text:p>
      <text:p text:style-name="P7"><text:s text:c="4"/>RungeKutta(point, speed, h, g)</text:p>
      <text:p text:style-name="P7"><text:s text:c="4"/>circle.set_xdata(point[0])</text:p>
      <text:p text:style-name="P7"><text:s text:c="4"/>circle.set_ydata(point[1])</text:p>
      <text:p text:style-name="P7"><text:s text:c="4"/>return circle,</text:p>
      <text:p text:style-name="P7"/>
      <text:p text:style-name="P7">anim = animation.FuncAnimation(fig, updatefig, frames=1000, init_func=init, interval=30, blit=True, repeat=False)</text:p>
      <text:p text:style-name="P7">plt.show()</text:p>
      <text:p text:style-name="P7"/>
      <text:p text:style-name="P24"><text:tab/>Задача 2а. Неупругий удар по оси У.</text:p>
      <text:p text:style-name="P5"/>
      <text:p text:style-name="P7">import numpy as np</text:p>
      <text:p text:style-name="P7">import matplotlib.pyplot as plt</text:p>
      <text:p text:style-name="P7">import matplotlib.animation as animation</text:p>
      <text:p text:style-name="P7"/>
      <text:p text:style-name="P7">fig, ax = plt.subplots()</text:p>
      <text:p text:style-name="P7"/>
      <text:p text:style-name="P7">circle, = ax.plot([], [], 'bo', ms=20)</text:p>
      <text:p text:style-name="P7">point = np.array([5000.,9000.]) </text:p>
      <text:p text:style-name="P7">speed = np.array([0.,0.]) </text:p>
      <text:p text:style-name="P7"/>
      <text:p text:style-name="P7"># отображаемая область</text:p>
      <text:p text:style-name="P7">def init():</text:p>
      <text:p text:style-name="P7"><text:s text:c="4"/>ax.set_xlim([0., 10000.])</text:p>
      <text:p text:style-name="P7"><text:s text:c="4"/>ax.set_ylim([0., 10000.])</text:p>
      <text:p text:style-name="P7"><text:s text:c="4"/>return circle, </text:p>
      <text:p text:style-name="P7"/>
      <text:p text:style-name="P7">g = 9.8 </text:p>
      <text:p text:style-name="P7"/>
      <text:p text:style-name="P7">def updatefig(frame):</text:p>
      <text:p text:style-name="P7"><text:s text:c="4"/>point[1] = point[1] + speed[1] * 0.5 # начальная координата плюс смещение на вектор скорости</text:p>
      <text:p text:style-name="P7"><text:s text:c="4"/>speed[1] = speed[1] - g # на каждый кадр будет ускорение вниз по у</text:p>
      <text:p text:style-name="P7"><text:s text:c="4"/>if point[1] &lt;= 400.:</text:p>
      <text:p text:style-name="P7"><text:s text:c="8"/>point[1] = 400 # неупругий удар, 400 - для избежания деформации</text:p>
      <text:p text:style-name="P7"><text:s text:c="4"/>circle.set_xdata(point[0])</text:p>
      <text:p text:style-name="P7"><text:s text:c="4"/>circle.set_ydata(point[1])</text:p>
      <text:p text:style-name="P7"><text:s text:c="4"/>return circle,</text:p>
      <text:p text:style-name="P7"/>
      <text:p text:style-name="P7">anim = animation.FuncAnimation(fig, updatefig, frames=1000, init_func=init, interval=30, blit=True, repeat=False)</text:p>
      <text:p text:style-name="P7">plt.show()</text:p>
      <text:p text:style-name="P24"><text:tab/>Задача 2б. Упругий удар по оси У.</text:p>
      <text:p text:style-name="P7"/>
      <text:p text:style-name="P7">import numpy as np</text:p>
      <text:p text:style-name="P7">import matplotlib.pyplot as plt</text:p>
      <text:p text:style-name="P7">import matplotlib.animation as animation</text:p>
      <text:p text:style-name="P7"/>
      <text:p text:style-name="P7">fig, ax = plt.subplots()</text:p>
      <text:p text:style-name="P7"/>
      <text:p text:style-name="P7">circle, = ax.plot([], [], 'bo', ms=20)</text:p>
      <text:p text:style-name="P7">point = np.array([5000.,9000.]) </text:p>
      <text:p text:style-name="P7">speed = np.array([0.,0.]) </text:p>
      <text:p text:style-name="P7"/>
      <text:p text:style-name="P7"># область анимации</text:p>
      <text:p text:style-name="P7">def init():</text:p>
      <text:p text:style-name="P7"><text:s text:c="4"/>ax.set_xlim([0., 10000.])</text:p>
      <text:p text:style-name="P7"><text:s text:c="4"/>ax.set_ylim([0., 10000.])</text:p>
      <text:p text:style-name="P7"><text:s text:c="4"/>return circle, </text:p>
      <text:p text:style-name="P7"/>
      <text:p text:style-name="P7">g = 9.8</text:p>
      <text:p text:style-name="P7"/>
      <text:p text:style-name="P7">def updatefig(frame):</text:p>
      <text:p text:style-name="P7"><text:s text:c="4"/>point[1] = point[1] + speed[1] - 0.5 * g # начальная координата плюс смещение на вектор скорости (без потери энергии)</text:p>
      <text:p text:style-name="P7"><text:s text:c="4"/>speed[1] = speed[1] - g # на каждый кадр будет ускорение вниз по у</text:p>
      <text:p text:style-name="P7"><text:s text:c="4"/>if point[1] &lt;= 0.:</text:p>
      <text:p text:style-name="P7"><text:s text:c="8"/>speed[1] = -speed[1] # упругий удар</text:p>
      <text:p text:style-name="P7"><text:s text:c="4"/>circle.set_xdata(point[0])</text:p>
      <text:p text:style-name="P7"><text:s text:c="4"/>circle.set_ydata(point[1])</text:p>
      <text:p text:style-name="P7"><text:s text:c="4"/>return circle,</text:p>
      <text:p text:style-name="P7"/>
      <text:p text:style-name="P7">anim = animation.FuncAnimation(fig, updatefig, frames=1000, init_func=init, interval=30, blit=True, repeat=False)</text:p>
      <text:p text:style-name="P7">plt.show()</text:p>
      <text:p text:style-name="P24"><text:tab/>Задача 3. Упругий удар по осям Х и У.</text:p>
      <text:p text:style-name="P7"/>
      <text:p text:style-name="P7">import numpy as np</text:p>
      <text:p text:style-name="P7">import matplotlib.pyplot as plt</text:p>
      <text:p text:style-name="P7">import matplotlib.animation as animation</text:p>
      <text:p text:style-name="P7"/>
      <text:p text:style-name="P7">fig, ax = plt.subplots()</text:p>
      <text:p text:style-name="P7"/>
      <text:p text:style-name="P7">circle, = ax.plot([], [], 'bo', ms=20)</text:p>
      <text:p text:style-name="P7">point = np.array([5000.,9000.]) </text:p>
      <text:p text:style-name="P7">speed = np.array([100.,0.]) # смещение по Х</text:p>
      <text:p text:style-name="P7"/>
      <text:p text:style-name="P7">def init():</text:p>
      <text:p text:style-name="P7"><text:s text:c="4"/>ax.set_xlim([0., 10000.])</text:p>
      <text:p text:style-name="P7"><text:s text:c="4"/>ax.set_ylim([0., 10000.])</text:p>
      <text:p text:style-name="P7"><text:s text:c="4"/>return circle, </text:p>
      <text:p text:style-name="P7"/>
      <text:p text:style-name="P7">g = 9.8</text:p>
      <text:p text:style-name="P7"/>
      <text:p text:style-name="P7">def updatefig(frame):</text:p>
      <text:p text:style-name="P7"><text:s text:c="4"/>point[1] = point[1] + speed[1] - g # начальная координата плюс смещение на вектор скорости (с потерей энергии)</text:p>
      <text:p text:style-name="P7"><text:s text:c="4"/>speed[1] = speed[1] - g # на каждый кадр будет ускорение вниз по у</text:p>
      <text:p text:style-name="P7"><text:s text:c="4"/>if point[1] &lt;= 0.:</text:p>
      <text:p text:style-name="P7"><text:s text:c="8"/>speed[1] = -speed[1] # упругий удар</text:p>
      <text:p text:style-name="P7"><text:s/></text:p>
      <text:p text:style-name="P7"><text:s text:c="4"/>speed[0] = speed[0] <text:s text:c="3"/></text:p>
      <text:p text:style-name="P7"><text:s text:c="4"/>point[0] = point[0] + speed[0]</text:p>
      <text:p text:style-name="P7"><text:s text:c="4"/>if point[0] &lt;= 0. or point[0] &gt;= 10000.:</text:p>
      <text:p text:style-name="P7"><text:s text:c="8"/>speed[0] = -speed[0]</text:p>
      <text:p text:style-name="P7"/>
      <text:p text:style-name="P7"><text:s text:c="4"/>circle.set_xdata(point[0])</text:p>
      <text:p text:style-name="P7"><text:s text:c="4"/>circle.set_ydata(point[1])</text:p>
      <text:p text:style-name="P7"><text:s text:c="4"/>return circle,</text:p>
      <text:p text:style-name="P7"/>
      <text:p text:style-name="P7">anim = animation.FuncAnimation(fig, updatefig, frames=1000, init_func=init, interval=30, blit=True, repeat=False)</text:p>
      <text:p text:style-name="P7">plt.show()</text:p>
      <text:p text:style-name="P23"><text:tab/>Выводы: </text:p>
      <text:p text:style-name="P12"><text:span text:style-name="T6"><text:tab/></text:span><text:span text:style-name="T4">В ходе работы мы научились создавать анимацию движения шарика в поле тяготения земли. Обобщив задачу 2 на двумерный случай с учетом движения как поперек (по оси y) <text:s/>так и вдоль <text:s/>(по оси x) поверхности Земли мы получили анимацию движения шарика по обеим осям x и 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3" svg:font-family="FreeSans" style:font-pitch="variable"/>
    <style:font-face style:name="FreeSans1" svg:font-family="FreeSans, 'Times New Roman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3" style:font-family-complex="FreeSans" style:font-pitch-complex="variable" style:font-size-complex="14pt"/>
    </style:style>
    <style:style style:name="Название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pl-k" style:family="text"/>
    <style:style style:name="pl-c" style:family="text"/>
    <style:style style:name="pl-s" style:family="text"/>
    <style:style style:name="pl-pds" style:family="text"/>
    <style:style style:name="pl-v" style:family="text"/>
    <style:style style:name="pl-c1" style:family="text"/>
    <style:style style:name="pl-en" style:family="text"/>
    <style:style style:name="pl-smi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a</meta:initial-creator>
    <meta:creation-date>2018-05-25T23:01:00</meta:creation-date>
    <dc:date>2018-06-02T14:12:37.591865083</dc:date>
    <meta:editing-cycles>9</meta:editing-cycles>
    <meta:editing-duration>PT34M55S</meta:editing-duration>
    <meta:generator>LibreOffice/5.1.6.2$Linux_X86_64 LibreOffice_project/10m0$Build-2</meta:generator>
    <meta:document-statistic meta:table-count="0" meta:image-count="0" meta:object-count="0" meta:page-count="7" meta:paragraph-count="125" meta:word-count="640" meta:character-count="4784" meta:non-whitespace-character-count="4006"/>
  </office:meta>
</office:document-meta>
</file>